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UsageExplaination" style:family="table">
      <style:table-properties style:width="17.013cm" fo:margin-left="0cm" table:align="left"/>
    </style:style>
    <style:style style:name="UsageExplaination.A" style:family="table-column">
      <style:table-column-properties style:column-width="4.814cm"/>
    </style:style>
    <style:style style:name="UsageExplaination.B" style:family="table-column">
      <style:table-column-properties style:column-width="12.199cm"/>
    </style:style>
    <style:style style:name="UsageExplaination.A1" style:family="table-cell">
      <style:table-cell-properties fo:padding="0.097cm" fo:border-left="0.05pt solid #000000" fo:border-right="none" fo:border-top="0.05pt solid #000000" fo:border-bottom="0.05pt solid #000000"/>
    </style:style>
    <style:style style:name="UsageExplaination.B1" style:family="table-cell">
      <style:table-cell-properties fo:padding="0.097cm" fo:border="0.05pt solid #000000"/>
    </style:style>
    <style:style style:name="UsageExplaination.A2" style:family="table-cell">
      <style:table-cell-properties fo:padding="0.097cm" fo:border-left="0.05pt solid #000000" fo:border-right="none" fo:border-top="none" fo:border-bottom="0.05pt solid #000000"/>
    </style:style>
    <style:style style:name="UsageExplaination.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2"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3" style:family="paragraph" style:parent-style-name="Text_20_body">
      <style:paragraph-properties fo:text-align="justify" style:justify-single-word="false"/>
      <style:text-properties style:font-name="Liberation Serif" officeooo:rsid="001ff497" officeooo:paragraph-rsid="001ff497"/>
    </style:style>
    <style:style style:name="P4" style:family="paragraph" style:parent-style-name="Text_20_body">
      <style:text-properties style:font-name="Liberation Serif" officeooo:rsid="00253c0e" officeooo:paragraph-rsid="00253c0e"/>
    </style:style>
    <style:style style:name="P5" style:family="paragraph" style:parent-style-name="Text_20_body">
      <style:text-properties style:font-name="Liberation Serif" officeooo:rsid="00234aba" officeooo:paragraph-rsid="00234aba"/>
    </style:style>
    <style:style style:name="P6" style:family="paragraph" style:parent-style-name="Title">
      <style:paragraph-properties fo:text-align="center" style:justify-single-word="false"/>
      <style:text-properties style:font-name="Liberation Serif" officeooo:paragraph-rsid="001ff497"/>
    </style:style>
    <style:style style:name="P7" style:family="paragraph" style:parent-style-name="Table_20_Heading">
      <style:paragraph-properties fo:text-align="justify" style:justify-single-word="false"/>
      <style:text-properties style:font-name="Liberation Serif" officeooo:rsid="001ff497" officeooo:paragraph-rsid="001ff497"/>
    </style:style>
    <style:style style:name="P8" style:family="paragraph" style:parent-style-name="Table_20_Contents">
      <style:paragraph-properties fo:text-align="justify" style:justify-single-word="false"/>
      <style:text-properties style:font-name="Liberation Serif" officeooo:rsid="001ff497" officeooo:paragraph-rsid="001ff497"/>
    </style:style>
    <style:style style:name="P9" style:family="paragraph" style:parent-style-name="Table_20_Contents">
      <style:paragraph-properties fo:text-align="justify" style:justify-single-word="false"/>
      <style:text-properties style:font-name="Liberation Serif" officeooo:rsid="0026e7ed" officeooo:paragraph-rsid="0026e7ed"/>
    </style:style>
    <style:style style:name="P10"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11"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12" style:family="paragraph" style:parent-style-name="Text_20_body">
      <style:text-properties style:font-name="Liberation Serif" officeooo:rsid="00283303" officeooo:paragraph-rsid="00283303"/>
    </style:style>
    <style:style style:name="P13" style:family="paragraph" style:parent-style-name="Text_20_body">
      <style:text-properties officeooo:rsid="002c1b97" officeooo:paragraph-rsid="002c1b97"/>
    </style:style>
    <style:style style:name="P14" style:family="paragraph" style:parent-style-name="Heading_20_1">
      <style:text-properties style:font-name="Liberation Serif"/>
    </style:style>
    <style:style style:name="P15" style:family="paragraph" style:parent-style-name="Heading_20_1">
      <style:paragraph-properties fo:text-align="justify" style:justify-single-word="false"/>
      <style:text-properties style:font-name="Liberation Serif"/>
    </style:style>
    <style:style style:name="P16" style:family="paragraph" style:parent-style-name="Heading_20_2">
      <style:text-properties style:font-name="Liberation Serif"/>
    </style:style>
    <style:style style:name="P17" style:family="paragraph" style:parent-style-name="Heading_20_2">
      <style:paragraph-properties fo:text-align="justify" style:justify-single-word="false"/>
      <style:text-properties style:font-name="Liberation Serif"/>
    </style:style>
    <style:style style:name="P18" style:family="paragraph" style:parent-style-name="Heading_20_2">
      <style:text-properties style:font-name="Liberation Serif" officeooo:paragraph-rsid="002917ad"/>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ystem Maintanance</text:p>
      <text:h text:style-name="P15" text:outline-level="1">Environment</text:h>
      <text:h text:style-name="P17" text:outline-level="2">Software</text:h>
      <text:p text:style-name="P1">During the development of this system I used various software tools to create the system, the names and versions of these are listed below:</text:p>
      <text:list xml:id="list1709296945503302929" text:style-name="L1">
        <text:list-item>
          <text:p text:style-name="P10">Python 3.4</text:p>
        </text:list-item>
        <text:list-item>
          <text:p text:style-name="P10">Atom 1.4.1</text:p>
        </text:list-item>
        <text:list-item>
          <text:p text:style-name="P10">PyQt 4</text:p>
        </text:list-item>
        <text:list-item>
          <text:p text:style-name="P10">Sqlite 3</text:p>
        </text:list-item>
        <text:list-item>
          <text:p text:style-name="P10">DB Browser for SQLite</text:p>
        </text:list-item>
        <text:list-item>
          <text:p text:style-name="P10">git 2.5.0 <text:span text:style-name="T1">&amp; GitHub</text:span></text:p>
        </text:list-item>
        <text:list-item>
          <text:p text:style-name="P11">LibreOffice 5.0.5.2</text:p>
        </text:list-item>
      </text:list>
      <text:h text:style-name="P17" text:outline-level="2">Usage Explaination</text:h>
      <text:p text:style-name="P3">Below are the explainations for the software I have used, all of the software I have used is either open sourced and/or freely available at no cost for developer or client.</text:p>
      <table:table table:name="UsageExplaination" table:style-name="UsageExplaination">
        <table:table-column table:style-name="UsageExplaination.A"/>
        <table:table-column table:style-name="UsageExplaination.B"/>
        <table:table-header-rows>
          <table:table-row>
            <table:table-cell table:style-name="UsageExplaination.A1" office:value-type="string">
              <text:p text:style-name="P7">Software</text:p>
            </table:table-cell>
            <table:table-cell table:style-name="UsageExplaination.B1" office:value-type="string">
              <text:p text:style-name="P7">Usage</text:p>
            </table:table-cell>
          </table:table-row>
        </table:table-header-rows>
        <table:table-row>
          <table:table-cell table:style-name="UsageExplaination.A2" office:value-type="string">
            <text:p text:style-name="P8">Python 3.4</text:p>
          </table:table-cell>
          <table:table-cell table:style-name="UsageExplaination.B2" office:value-type="string">
            <text:p text:style-name="P8">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UsageExplaination.A2" office:value-type="string">
            <text:p text:style-name="P8">Atom 1.4.1</text:p>
          </table:table-cell>
          <table:table-cell table:style-name="UsageExplaination.B2" office:value-type="string">
            <text:p text:style-name="P8">Atom by GitHub is the text editor that I chose to use throughout the project because of it's customizeable syntax highlighting and the various extentions that it includes to make writing code easier.</text:p>
          </table:table-cell>
        </table:table-row>
        <table:table-row>
          <table:table-cell table:style-name="UsageExplaination.A2" office:value-type="string">
            <text:p text:style-name="P8">PyQt 4</text:p>
          </table:table-cell>
          <table:table-cell table:style-name="UsageExplaination.B2" office:value-type="string">
            <text:p text:style-name="P8">The software library for defining graphical user interfaces and converting python into an event driven language.</text:p>
          </table:table-cell>
        </table:table-row>
        <table:table-row>
          <table:table-cell table:style-name="UsageExplaination.A2" office:value-type="string">
            <text:p text:style-name="P8">Sqlite 3</text:p>
          </table:table-cell>
          <table:table-cell table:style-name="UsageExplaination.B2" office:value-type="string">
            <text:p text:style-name="P8">Support for this standard is included with the python language and is used for all the database interactions in this project.</text:p>
          </table:table-cell>
        </table:table-row>
        <table:table-row>
          <table:table-cell table:style-name="UsageExplaination.A2" office:value-type="string">
            <text:p text:style-name="P2">DB Browser for SQLite</text:p>
          </table:table-cell>
          <table:table-cell table:style-name="UsageExplaination.B2" office:value-type="string">
            <text:p text:style-name="P8">This is not required for the client's system but it is required for testing the validity of the data held in the database.</text:p>
          </table:table-cell>
        </table:table-row>
        <table:table-row>
          <table:table-cell table:style-name="UsageExplaination.A2" office:value-type="string">
            <text:p text:style-name="P8">Git 2.5.0 &amp; GitHub</text:p>
          </table:table-cell>
          <table:table-cell table:style-name="UsageExplaination.B2" office:value-type="string">
            <text:p text:style-name="P8">These are not strictly required by the user, I use them for version control and synchronisation of code and resources however they could be used as a way to distrobute updates.</text:p>
          </table:table-cell>
        </table:table-row>
        <table:table-row>
          <table:table-cell table:style-name="UsageExplaination.A2" office:value-type="string">
            <text:p text:style-name="P9">LibreOffice 5.0.5.2</text:p>
          </table:table-cell>
          <table:table-cell table:style-name="UsageExplaination.B2" office:value-type="string">
            <text:p text:style-name="P9">For the production of the documentation</text:p>
          </table:table-cell>
        </table:table-row>
      </table:table>
      <text:p text:style-name="P3"/>
      <text:h text:style-name="P14" text:outline-level="1">System Overview</text:h>
      <text:h text:style-name="P16" text:outline-level="2">Log in</text:h>
      <text:p text:style-name="P4">This part of the system controls overall access to the system and prevents unauthorised users from <text:soft-page-break/>accessing some or all of the system. When the user inputs a username and password combination, a hash is generated of the inputted password and the username is used to lookup the hash of the password stored in the database, the two hashes are compared. If the hashes match then the system <text:span text:style-name="T2">prepares the GUI based on the permissons associated with the user.</text:span></text:p>
      <text:h text:style-name="P16" text:outline-level="2">Graphical User Interface</text:h>
      <text:p text:style-name="P12">This part of the system provides the user with a graphical way of interacting with the software. It is designed to be easy and intua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6">and <text:s/>to assist in their operation of the system.</text:span></text:p>
      <text:h text:style-name="P18" text:outline-level="2">Meetings Overview</text:h>
      <text:p text:style-name="P13"><text:span text:style-name="T3">The meetings overview tab contains all the controls and output </text:span><text:span text:style-name="T4">regarding the meetings subsystem. </text:span></text:p>
      <text:h text:style-name="P16" text:outline-level="2"><text:tab/>add meetin<text:span text:style-name="T5">g</text:span></text:h>
      <text:h text:style-name="P16" text:outline-level="2"><text:tab/>respond</text:h>
      <text:h text:style-name="P16" text:outline-level="2">Tasks Overview</text:h>
      <text:h text:style-name="P16" text:outline-level="2"><text:tab/>new task</text:h>
      <text:h text:style-name="P16" text:outline-level="2">Resources Overview</text:h>
      <text:h text:style-name="P16" text:outline-level="2"><text:tab/>new resources</text:h>
      <text:h text:style-name="P16" text:outline-level="2">Admin Area</text:h>
      <text:h text:style-name="P16" text:outline-level="2"><text:tab/>change password</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loext:graphic-properties draw:fill-image-width="0cm" draw:fill-image-height="0cm"/>
      <style:paragraph-properties fo:margin-left="2cm" fo:margin-right="1cm" fo:margin-top="1cm" fo:margin-bottom="1cm" loext:contextual-spacing="false" fo:text-indent="0cm" style:auto-text-indent="false" style:page-number="auto" fo:padding="0.049cm"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03T21:02:52.951443563</dc:date>
    <meta:editing-duration>PT6H24M19S</meta:editing-duration>
    <meta:editing-cycles>8</meta:editing-cycles>
    <meta:generator>LibreOffice/5.0.5.2$Linux_X86_64 LibreOffice_project/00m0$Build-2</meta:generator>
    <meta:document-statistic meta:table-count="1" meta:image-count="0" meta:object-count="0" meta:page-count="2" meta:paragraph-count="44" meta:word-count="460" meta:character-count="2712" meta:non-whitespace-character-count="2296"/>
  </office:meta>
</office:document-meta>
</file>